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20aa19" officeooo:paragraph-rsid="0020aa19"/>
    </style:style>
    <style:style style:name="P16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7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8" style:family="paragraph" style:parent-style-name="Standard">
      <style:text-properties officeooo:rsid="00225636" officeooo:paragraph-rsid="00225636"/>
    </style:style>
    <style:style style:name="P19" style:family="paragraph" style:parent-style-name="Standard">
      <style:text-properties officeooo:rsid="00256bd6" officeooo:paragraph-rsid="00256bd6"/>
    </style:style>
    <style:style style:name="P20" style:family="paragraph" style:parent-style-name="Standard">
      <style:text-properties officeooo:paragraph-rsid="00256bd6"/>
    </style:style>
    <style:style style:name="P21" style:family="paragraph" style:parent-style-name="Standard">
      <style:text-properties officeooo:rsid="0025d184" officeooo:paragraph-rsid="0025d184"/>
    </style:style>
    <style:style style:name="P22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3" style:family="paragraph" style:parent-style-name="Standard">
      <style:text-properties officeooo:rsid="0025d184" officeooo:paragraph-rsid="002b8001"/>
    </style:style>
    <style:style style:name="P24" style:family="paragraph" style:parent-style-name="Standard">
      <style:text-properties style:font-name="Courier New" officeooo:rsid="0025d184" officeooo:paragraph-rsid="0025d184"/>
    </style:style>
    <style:style style:name="P25" style:family="paragraph" style:parent-style-name="Standard">
      <style:text-properties officeooo:rsid="002b8001" officeooo:paragraph-rsid="002b8001"/>
    </style:style>
    <style:style style:name="P26" style:family="paragraph" style:parent-style-name="Standard">
      <style:text-properties officeooo:rsid="002b8001" officeooo:paragraph-rsid="001cf9eb"/>
    </style:style>
    <style:style style:name="P27" style:family="paragraph" style:parent-style-name="Standard">
      <style:text-properties officeooo:rsid="002b8001" officeooo:paragraph-rsid="002f309f"/>
    </style:style>
    <style:style style:name="P28" style:family="paragraph" style:parent-style-name="Standard">
      <style:text-properties officeooo:paragraph-rsid="002b8001"/>
    </style:style>
    <style:style style:name="P29" style:family="paragraph" style:parent-style-name="Standard">
      <style:text-properties fo:color="#ff0000" officeooo:rsid="002b8001" officeooo:paragraph-rsid="0025d184"/>
    </style:style>
    <style:style style:name="P30" style:family="paragraph" style:parent-style-name="Standard">
      <style:text-properties officeooo:rsid="002cf89b" officeooo:paragraph-rsid="002cf89b"/>
    </style:style>
    <style:style style:name="P31" style:family="paragraph" style:parent-style-name="Standard">
      <style:text-properties officeooo:rsid="002f309f" officeooo:paragraph-rsid="002f309f"/>
    </style:style>
    <style:style style:name="P32" style:family="paragraph" style:parent-style-name="Standard">
      <style:text-properties officeooo:rsid="0031a066" officeooo:paragraph-rsid="0031a066"/>
    </style:style>
    <style:style style:name="P33" style:family="paragraph" style:parent-style-name="Standard">
      <style:text-properties officeooo:rsid="00338cf8" officeooo:paragraph-rsid="00338cf8"/>
    </style:style>
    <style:style style:name="P3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6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7" style:family="paragraph" style:parent-style-name="Text_20_body">
      <style:text-properties officeooo:rsid="003900ce" officeooo:paragraph-rsid="003900ce"/>
    </style:style>
    <style:style style:name="P38" style:family="paragraph" style:parent-style-name="Text_20_body">
      <style:text-properties officeooo:rsid="003af04a" officeooo:paragraph-rsid="003af04a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40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41" style:family="paragraph" style:parent-style-name="Standard" style:list-style-name="L3">
      <style:text-properties officeooo:rsid="0031a066" officeooo:paragraph-rsid="0031a066"/>
    </style:style>
    <style:style style:name="P42" style:family="paragraph" style:parent-style-name="Standard" style:list-style-name="L3">
      <style:text-properties officeooo:rsid="00339d7b" officeooo:paragraph-rsid="00339d7b"/>
    </style:style>
    <style:style style:name="P43" style:family="paragraph" style:parent-style-name="Standard" style:list-style-name="L4">
      <style:text-properties officeooo:rsid="0035557b" officeooo:paragraph-rsid="0035557b"/>
    </style:style>
    <style:style style:name="P44" style:family="paragraph" style:parent-style-name="Standard" style:list-style-name="L5">
      <style:text-properties officeooo:rsid="0035557b" officeooo:paragraph-rsid="0035557b"/>
    </style:style>
    <style:style style:name="P45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46" style:family="paragraph" style:parent-style-name="Text_20_body" style:list-style-name="L6">
      <style:text-properties officeooo:rsid="003af04a" officeooo:paragraph-rsid="003af04a"/>
    </style:style>
    <style:style style:name="P47" style:family="paragraph" style:parent-style-name="Text_20_body" style:list-style-name="L7">
      <style:text-properties officeooo:rsid="003af04a" officeooo:paragraph-rsid="003af04a"/>
    </style:style>
    <style:style style:name="P48" style:family="paragraph" style:parent-style-name="Text_20_body" style:list-style-name="L8">
      <style:text-properties officeooo:rsid="003af04a" officeooo:paragraph-rsid="003af04a"/>
    </style:style>
    <style:style style:name="P49" style:family="paragraph" style:parent-style-name="Text_20_body" style:list-style-name="L9">
      <style:text-properties officeooo:rsid="003af04a" officeooo:paragraph-rsid="003af04a"/>
    </style:style>
    <style:style style:name="P50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51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52" style:family="paragraph" style:parent-style-name="Text_20_body" style:list-style-name="L8">
      <style:text-properties fo:font-style="normal" officeooo:rsid="003af04a" officeooo:paragraph-rsid="003af04a" style:font-style-asian="normal" style:font-style-complex="normal"/>
    </style:style>
    <style:style style:name="P53" style:family="paragraph" style:parent-style-name="Text_20_body" style:list-style-name="L8">
      <style:text-properties officeooo:paragraph-rsid="003af04a"/>
    </style:style>
    <style:style style:name="P54" style:family="paragraph" style:parent-style-name="Text_20_body" style:list-style-name="L10">
      <style:text-properties officeooo:rsid="003b1fa7" officeooo:paragraph-rsid="003b1fa7"/>
    </style:style>
    <style:style style:name="P55" style:family="paragraph" style:parent-style-name="Text_20_body">
      <style:text-properties style:font-name="Courier New" officeooo:rsid="003900ce" officeooo:paragraph-rsid="003b1fa7"/>
    </style:style>
    <style:style style:name="P56" style:family="paragraph" style:parent-style-name="Text_20_body">
      <style:text-properties style:font-name="Courier New" fo:font-weight="normal" officeooo:rsid="003d8076" officeooo:paragraph-rsid="003d8076" style:font-weight-asian="normal" style:font-weight-complex="normal"/>
    </style:style>
    <style:style style:name="P57" style:family="paragraph" style:parent-style-name="Text_20_body">
      <style:text-properties officeooo:rsid="003d8076" officeooo:paragraph-rsid="003d8076"/>
    </style:style>
    <style:style style:name="P58" style:family="paragraph" style:parent-style-name="Heading_20_3">
      <style:text-properties officeooo:rsid="002b8001" officeooo:paragraph-rsid="002b8001"/>
    </style:style>
    <style:style style:name="P59" style:family="paragraph" style:parent-style-name="Heading_20_1" style:list-style-name=""/>
    <style:style style:name="P60" style:family="paragraph" style:parent-style-name="Heading_20_1">
      <style:text-properties officeooo:rsid="003900ce" officeooo:paragraph-rsid="003900ce"/>
    </style:style>
    <style:style style:name="P61" style:family="paragraph" style:parent-style-name="Heading_20_1">
      <style:text-properties officeooo:rsid="002b8001" officeooo:paragraph-rsid="002b8001"/>
    </style:style>
    <style:style style:name="P62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text-properties style:font-name="Arial1"/>
    </style:style>
    <style:style style:name="P67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b8001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 officeooo:rsid="0025d18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b8001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2" style:family="text">
      <style:text-properties officeooo:rsid="00268660"/>
    </style:style>
    <style:style style:name="T23" style:family="text">
      <style:text-properties officeooo:rsid="00277f04"/>
    </style:style>
    <style:style style:name="T24" style:family="text">
      <style:text-properties officeooo:rsid="002854b9"/>
    </style:style>
    <style:style style:name="T25" style:family="text">
      <style:text-properties officeooo:rsid="0029d5b6"/>
    </style:style>
    <style:style style:name="T26" style:family="text">
      <style:text-properties fo:color="#ff0000" officeooo:rsid="0029d5b6"/>
    </style:style>
    <style:style style:name="T27" style:family="text">
      <style:text-properties fo:color="#ff0000" officeooo:rsid="002b8001"/>
    </style:style>
    <style:style style:name="T28" style:family="text">
      <style:text-properties officeooo:rsid="002b8001"/>
    </style:style>
    <style:style style:name="T29" style:family="text">
      <style:text-properties officeooo:rsid="002cf89b"/>
    </style:style>
    <style:style style:name="T30" style:family="text">
      <style:text-properties officeooo:rsid="002e1dc9"/>
    </style:style>
    <style:style style:name="T31" style:family="text">
      <style:text-properties officeooo:rsid="002eec37"/>
    </style:style>
    <style:style style:name="T32" style:family="text">
      <style:text-properties officeooo:rsid="002f309f"/>
    </style:style>
    <style:style style:name="T33" style:family="text">
      <style:text-properties officeooo:rsid="002ff8d0"/>
    </style:style>
    <style:style style:name="T34" style:family="text">
      <style:text-properties officeooo:rsid="00338cf8"/>
    </style:style>
    <style:style style:name="T35" style:family="text">
      <style:text-properties officeooo:rsid="00339d7b"/>
    </style:style>
    <style:style style:name="T36" style:family="text">
      <style:text-properties officeooo:rsid="0035ea0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Times New Roman1"/>
    </style:style>
    <style:style style:name="T39" style:family="text">
      <style:text-properties style:font-name="Arial1"/>
    </style:style>
    <style:style style:name="T40" style:family="text">
      <style:text-properties style:font-name="Arial1" fo:font-style="normal" style:text-underline-style="none" style:font-style-asian="normal" style:font-style-complex="normal"/>
    </style:style>
    <style:style style:name="T41" style:family="text">
      <style:text-properties style:font-name="Arial1" fo:font-style="normal" style:font-style-asian="normal" style:font-style-complex="normal"/>
    </style:style>
    <style:style style:name="T42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4" style:family="text">
      <style:text-properties style:font-name="Arial1" fo:font-style="italic" style:font-style-asian="italic" style:font-style-complex="italic"/>
    </style:style>
    <style:style style:name="T45" style:family="text">
      <style:text-properties style:font-name="Liberation Mono"/>
    </style:style>
    <style:style style:name="T46" style:family="text">
      <style:text-properties style:font-name="Liberation Mono" fo:font-weight="bold" style:font-weight-asian="bold" style:font-weight-complex="bold"/>
    </style:style>
    <style:style style:name="T47" style:family="text">
      <style:text-properties style:font-name="Arial1"/>
    </style:style>
    <style:style style:name="T48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3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3"><text:tab/><text:tab/>- each topic is a link to summary and study plan</text:p>
      <text:p text:style-name="P5"><text:tab/><text:tab/>- <text:span text:style-name="T28">schedule is approximate, so you know in advance what you'll do &amp; learn</text:span></text:p>
      <text:p text:style-name="P4"><text:tab/><text:span text:style-name="T22">Introduce TAs</text:span></text:p>
      <text:p text:style-name="P2"><text:tab/><text:span text:style-name="T6">Jomzaap slides</text:span></text:p>
      <text:p text:style-name="P21">2. Questions <text:span text:style-name="T22">about course</text:span>?</text:p>
      <text:p text:style-name="P21"><text:span text:style-name="T23">3</text:span>. <text:span text:style-name="T25">Review results of Online Learning Platform </text:span>Survey</text:p>
      <text:p text:style-name="P21"><text:tab/><text:span text:style-name="T28">students prefer Google Classroom, Google Meet, and either Google Drive or github.io for material</text:span></text:p>
      <text:p text:style-name="P21"><text:tab/><text:span text:style-name="T28">prefer Youtube for video content</text:span></text:p>
      <text:p text:style-name="P21">4. Introduction to Software Process</text:p>
      <text:p text:style-name="P21"><text:tab/>https://cpske.github.io/ISP/software-process/</text:p>
      <text:p text:style-name="P25">5. Describe Software Process assignment</text:p>
      <text:p text:style-name="P25"><text:tab/>- you must read either Summerville (default) or Schach (2 chapters, more detail)</text:p>
      <text:h text:style-name="Heading_20_3" text:outline-level="3">Exercise <text:span text:style-name="T6">(20 minutes)</text:span></text:h>
      <text:p text:style-name="P21">1. Write a one page description of a process you use. <text:s/>Submit to Google Docs.</text:p>
      <text:p text:style-name="P21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1"><text:s text:c="5"/>Example: <text:s text:c="6"/><text:span text:style-name="T8">Wash A Car - Fatalai</text:span></text:p>
      <text:p text:style-name="P21"><text:s text:c="5"/>The process description should look like this.</text:p>
      <text:p text:style-name="P21"><text:s text:c="6"/>Activity should have a short, descriptive name, like "<text:span text:style-name="T10">Configure Version Control</text:span>".</text:p>
      <text:p text:style-name="P21"><text:s text:c="6"/>Task should have a brief description, like "<text:span text:style-name="T10">Create new repository on Github</text:span>".</text:p>
      <text:p text:style-name="P21"/>
      <text:p text:style-name="P22"><text:s text:c="2"/><text:span text:style-name="T7">Process for</text:span><text:span text:style-name="T13"> </text:span><text:span text:style-name="T14">Wash a Car</text:span></text:p>
      <text:p text:style-name="P24"><text:s text:c="2"/><text:span text:style-name="T7">Goal</text:span>: ...</text:p>
      <text:p text:style-name="P24"><text:s text:c="2"/>1. First activity</text:p>
      <text:p text:style-name="P24"><text:s text:c="6"/>- first task</text:p>
      <text:p text:style-name="P24"><text:s text:c="6"/>- second task</text:p>
      <text:p text:style-name="P24"><text:s text:c="6"/>- third task</text:p>
      <text:p text:style-name="P24"><text:s text:c="2"/>2. Second activity</text:p>
      <text:p text:style-name="P24"><text:s text:c="6"/>- first task</text:p>
      <text:p text:style-name="P24"><text:s text:c="6"/>- second task</text:p>
      <text:p text:style-name="P24"><text:s text:c="2"/>...</text:p>
      <text:p text:style-name="P21"><text:s text:c="6"/><text:span text:style-name="T7">Acceptance Criteria:</text:span><text:span text:style-name="T13"> car is clean and dry with no streaks or dirt</text:span></text:p>
      <text:p text:style-name="P2"><text:s text:c="6"/><text:span text:style-name="T22">(you can have more than one acceptance criterion)</text:span></text:p>
      <text:p text:style-name="P2"/>
      <text:p text:style-name="P3"><text:span text:style-name="T6">2. Not done in 2020: Write a description of </text:span><text:span text:style-name="T15">your</text:span><text:span text:style-name="T6"> actual software process for programming project.</text:span></text:p>
      <text:p text:style-name="P3"><text:s text:c="5"/><text:span text:style-name="T24">Was it a linear process (like waterfall) or iterative?</text:span></text:p>
      <text:h text:style-name="Heading_20_3" text:outline-level="3">Morning Assignment</text:h>
      <text:p text:style-name="P21">1. Create ID on Github if you don't have one.</text:p>
      <text:p text:style-name="P21">2. Complete Github Info form and submit, if not done <text:span text:style-name="T28">yet</text:span>.</text:p>
      <text:p text:style-name="P21">3. When you get email, join the Github ISP2020 organization</text:p>
      <text:h text:style-name="Heading_20_3" text:outline-level="3">Afternoon</text:h>
      <text:p text:style-name="P21">1. <text:span text:style-name="T10">Using Github</text:span><text:span text:style-name="T16"> slides - example of good profiles.</text:span></text:p>
      <text:p text:style-name="P21"><text:soft-page-break/>2. <text:span text:style-name="T25">Programming Warm-up using Github Classroom: <text:s/>https://classroom.github.com/a/pW0QVFWN</text:span></text:p>
      <text:p text:style-name="P21"><text:tab/><text:span text:style-name="T26">ACTIVATE THE URL</text:span></text:p>
      <text:p text:style-name="P21"><text:span text:style-name="T26"><text:tab/></text:span><text:span text:style-name="T27">PURPOSE IS TO WRITE GOOD QUALITY, READABLE, CORRECT CODE</text:span></text:p>
      <text:p text:style-name="P29"/>
      <text:p text:style-name="P21">3. <text:span text:style-name="T25">Fundamentals online questions (Google Form)</text:span></text:p>
      <text:p text:style-name="Standard"><text:span text:style-name="T25">4. </text:span>Describe Homework Assignment</text:p>
      <text:p text:style-name="Standard"><text:tab/><text:span text:style-name="T28">a) read a chapter about Software Process</text:span></text:p>
      <text:p text:style-name="Standard"><text:tab/><text:span text:style-name="T28">b) answer questions and submit</text:span></text:p>
      <text:h text:style-name="P63" text:outline-level="1">Week 2</text:h>
      <text:h text:style-name="Heading_20_3" text:outline-level="3">Topics</text:h>
      <text:p text:style-name="P26">1. Scrum <text:s/>https://cpske.github.io/ISP/agile/scrum</text:p>
      <text:p text:style-name="P7"><text:tab/><text:span text:style-name="T28">watch: </text:span>https://www.youtube.com/watch?v=XU0llRltyFM</text:p>
      <text:p text:style-name="P5"><text:s text:c="4"/><text:tab/><text:span text:style-name="T28">read: </text:span><text:span text:style-name="T11">Scrum Guide</text:span><text:span text:style-name="T17"> (official) or </text:span><text:span text:style-name="T11">Comprehensive Scrum Guide</text:span><text:span text:style-name="T17"> (Visual Paradigm) - similar</text:span></text:p>
      <text:p text:style-name="P8"><text:tab/>Then answer questions: https://forms.gle/wUCG2FCg3uS31bjz6</text:p>
      <text:p text:style-name="P25">2. Understand Git in Detail</text:p>
      <text:p text:style-name="P25"><text:tab/>Presentation on Git as a graph, branches, labels, etc.</text:p>
      <text:h text:style-name="Heading_20_3" text:outline-level="3">Assignment </text:h>
      <text:p text:style-name="P25">git-commands on Github Classroom</text:p>
      <text:p text:style-name="P6"/>
      <text:h text:style-name="Heading_20_1" text:outline-level="1">Week 3</text:h>
      <text:h text:style-name="Heading_20_3" text:outline-level="3"><text:span text:style-name="T28">Preparation:</text:span> Install netcat or ncat</text:h>
      <text:p text:style-name="P36">netcat (nc) and ncat are tools for exploring any TCP/IP protocol.</text:p>
      <text:p text:style-name="P34">In class you will use them to actually emulate a web server (answer a</text:p>
      <text:p text:style-name="P34">request from a web browser) or a web browser (send an HTTP request).</text:p>
      <text:p text:style-name="P35">netcat may be installed on Linux and Mac OSX as part of the operating system.</text:p>
      <text:p text:style-name="P34">"ncat" is a newer version that claims to have more features, <text:span text:style-name="T28">but they behave almost the same.</text:span> </text:p>
      <text:p text:style-name="P34">Either netcat or ncat is OK.</text:p>
      <text:p text:style-name="P34"><text:tab/>https://nmap.org/ncat/</text:p>
      <text:p text:style-name="P34"><text:tab/>http://netcat.sourceforge.net/</text:p>
      <text:p text:style-name="P25"/>
      <text:p text:style-name="P30">1. Review Software Process from week 1. </text:p>
      <text:p text:style-name="P30"><text:s text:c="4"/><text:span text:style-name="T31">Emphasize requirement for accurate expression in English.</text:span></text:p>
      <text:p text:style-name="P31">2. Review Git commands.</text:p>
      <text:p text:style-name="P31"><text:s text:c="4"/>Q1 - misuse of ``` in many assignments.</text:p>
      <text:p text:style-name="P31"><text:s text:c="4"/>Q4 - incorrect answer for location of Git repo. <text:s/>NOT project1/git. <text:s/>Why didn't you check <text:span text:style-name="T33">it</text:span>?</text:p>
      <text:p text:style-name="P31"><text:s text:c="4"/>Sahadporn - nice use of internal hyperlinks to create a TOC in one file</text:p>
      <text:p text:style-name="P31"/>
      <text:p text:style-name="P25"><text:span text:style-name="T29">2</text:span>. Review Scrum - with <text:span text:style-name="T29">new</text:span> questions</text:p>
      <text:p text:style-name="P30">3. Git without cmd line?</text:p>
      <text:p text:style-name="P30"><text:s text:c="4"/><text:span text:style-name="T10">a. Has anyone taken a quiz from Github Classroom w/o using command line?</text:span></text:p>
      <text:p text:style-name="P17"><text:s text:c="4"/>b. Demo in VS Code. Clone code-warm-up assignment, do it, and push.</text:p>
      <text:p text:style-name="P17"/>
      <text:p text:style-name="P10"><text:span text:style-name="T30">4</text:span>. Intro to HTTP https://cpske.github.io/ISP/web/HTTP.pdf</text:p>
      <text:p text:style-name="P25"><text:span text:style-name="T30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5">1. Explain Polls project and its requirements.</text:p>
      <text:p text:style-name="P25">2. Demo project setup on Github</text:p>
      <text:p text:style-name="P25"><text:s text:c="4"/>- <text:span text:style-name="T32">create a wiki</text:span></text:p>
      <text:p text:style-name="P27"><text:s text:c="4"/>- <text:span text:style-name="T32">creating pages in a wiki</text:span></text:p>
      <text:p text:style-name="P25"><text:s text:c="4"/>- <text:span text:style-name="T32">link from README to wiki page: ../../wiki/Requirements</text:span></text:p>
      <text:p text:style-name="P25">3. Remote repositories</text:p>
      <text:p text:style-name="P25"><text:tab/>- <text:span text:style-name="T33">Presentation: Git-Remotes</text:span></text:p>
      <text:p text:style-name="P25"><text:soft-page-break/><text:tab/>- commands for using remotes</text:p>
      <text:p text:style-name="P25"><text:tab/>- changing the URL</text:p>
      <text:p text:style-name="P25"><text:tab/>- branch management and "tracking" branches</text:p>
      <text:p text:style-name="P25">4. Merge &amp; conflict resolution</text:p>
      <text:p text:style-name="P25"><text:tab/>- explain "diff" format</text:p>
      <text:p text:style-name="P25"><text:tab/>- git merge</text:p>
      <text:p text:style-name="P25"><text:tab/>- how conflicts occur</text:p>
      <text:p text:style-name="P25"><text:tab/>- conflict resolution</text:p>
      <text:p text:style-name="P25">5. Merge Practice</text:p>
      <text:p text:style-name="P25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5"><text:tab/>need another exercise - HTML home page?</text:p>
      <text:p text:style-name="P25"/>
      <text:h text:style-name="P58" text:outline-level="3">Assignments</text:h>
      <text:p text:style-name="P25">1. Add git remotes section to git commands repo.</text:p>
      <text:p text:style-name="P25"><text:tab/>- first do it on a branch named "git-remotes"</text:p>
      <text:p text:style-name="P25"><text:tab/>- merge the branch and push both branches (git-remotes and master) to Github</text:p>
      <text:p text:style-name="P25">2. Create a "django-polls" repo and add</text:p>
      <text:p text:style-name="P25"><text:tab/>- wiki. <text:s/></text:p>
      <text:p text:style-name="P25"><text:tab/>- Write a Vision Statement in wiki. <text:s/>OK to copy from class vision.</text:p>
      <text:p text:style-name="P25"><text:tab/>- Write Specification of requirements, as a list. <text:s/>Write it yourself.</text:p>
      <text:p text:style-name="P25"><text:tab/> <text:s text:c="2"/>Write a good specification: </text:p>
      <text:p text:style-name="P25"><text:tab/><text:tab/>Clear - concise, simple, precise</text:p>
      <text:p text:style-name="P25"><text:tab/><text:tab/>Single thing - one item is one thing. Don't combine many requirements into one</text:p>
      <text:p text:style-name="P25"><text:tab/><text:tab/>Consistent</text:p>
      <text:p text:style-name="P25"><text:tab/><text:tab/>Unique - avoid overlap in specification</text:p>
      <text:p text:style-name="P25"><text:tab/><text:tab/>Unambiguous</text:p>
      <text:p text:style-name="P25"><text:tab/><text:tab/>Testable</text:p>
      <text:p text:style-name="P25"><text:tab/><text:tab/>Feasible</text:p>
      <text:p text:style-name="P25"><text:tab/><text:tab/>Complete - enough to satisfy the users' requirements</text:p>
      <text:p text:style-name="P28"><text:span text:style-name="T28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5">3. Schedule virtual meeting with TA or instructor to review your specification</text:p>
      <text:p text:style-name="P25"/>
      <text:p text:style-name="P25"/>
      <text:p text:style-name="P10"/>
      <text:h text:style-name="P59" text:outline-level="1"/>
      <text:h text:style-name="P63" text:outline-level="1">Week 4</text:h>
      <text:h text:style-name="Heading_20_3" text:outline-level="3">Morning</text:h>
      <text:p text:style-name="P25">Review</text:p>
      <text:p text:style-name="P25">Quiz</text:p>
      <text:h text:style-name="Heading_20_3" text:outline-level="3">Afternoon</text:h>
      <text:p text:style-name="P32">1. Introduction to Web Servers</text:p>
      <text:p text:style-name="P32">2. Introduction to MVC, Web Request handling, and Django</text:p>
      <text:list xml:id="list2197687334" text:style-name="L1">
        <text:list-item>
          <text:p text:style-name="P39">demo create a Django project</text:p>
        </text:list-item>
        <text:list-item>
          <text:p text:style-name="P39">how to create project inside an existing directory <text:span text:style-name="T36">(since you already have repo on Github)</text:span></text:p>
        </text:list-item>
      </text:list>
      <text:p text:style-name="P32">3. KU Polls Iteration 1</text:p>
      <text:list xml:id="list2336258637" text:style-name="L2">
        <text:list-item>
          <text:p text:style-name="P45">Iteration Goal</text:p>
        </text:list-item>
        <text:list-item>
          <text:p text:style-name="P40">Iteration Plan</text:p>
        </text:list-item>
        <text:list-item>
          <text:p text:style-name="P40">Design the UI Pages <text:span text:style-name="T34">&amp; Page Flow</text:span></text:p>
        </text:list-item>
        <text:list-item>
          <text:p text:style-name="P40">Design the Domain Model</text:p>
        </text:list-item>
        <text:list-item>
          <text:p text:style-name="P40">Using a <text:span text:style-name="T34">project</text:span> board - <text:span text:style-name="T34">setup is some work</text:span></text:p>
        </text:list-item>
      </text:list>
      <text:p text:style-name="P32">4. Assignment</text:p>
      <text:list xml:id="list2032762912" text:style-name="L3">
        <text:list-item>
          <text:p text:style-name="P41">Create Iteration Plan in wiki</text:p>
          <text:list>
            <text:list-item>
              <text:p text:style-name="P41">Goal</text:p>
            </text:list-item>
            <text:list-item>
              <text:p text:style-name="P41">Tasks</text:p>
            </text:list-item>
            <text:list-item>
              <text:p text:style-name="P41">Evaluation Criteria</text:p>
            </text:list-item>
          </text:list>
        </text:list-item>
        <text:list-item>
          <text:p text:style-name="P41">Create a project board and add tasks</text:p>
        </text:list-item>
        <text:list-item>
          <text:p text:style-name="P41">Do the work on a branch</text:p>
        </text:list-item>
        <text:list-item>
          <text:p text:style-name="P41">Don't use copy and paste. Type everything yourself. Why?</text:p>
        </text:list-item>
        <text:list-item>
          <text:p text:style-name="P41">When everything works and tests pass, merge into master.</text:p>
        </text:list-item>
        <text:list-item>
          <text:p text:style-name="P41">Push both branches to Github.</text:p>
        </text:list-item>
        <text:list-item>
          <text:p text:style-name="P41">Write a "<text:span text:style-name="T35">Retrospective</text:span>" section in Iteration 1 Plan. Record any useful lessons learned.</text:p>
        </text:list-item>
        <text:list-item>
          <text:p text:style-name="P42">Add any other useful information to your project wiki.</text:p>
          <text:list>
            <text:list-item>
              <text:p text:style-name="P42">Code snippets</text:p>
            </text:list-item>
            <text:list-item>
              <text:p text:style-name="P42">Useful links</text:p>
            </text:list-item>
            <text:list-item>
              <text:p text:style-name="P42">Diagrams, mockups</text:p>
            </text:list-item>
          </text:list>
        </text:list-item>
      </text:list>
      <text:p text:style-name="P33">5. Github Flow</text:p>
      <text:list xml:id="list3423017860" text:style-name="L4">
        <text:list-item>
          <text:p text:style-name="P43">Material: https://cpske.github.io/ISP/git/index#github-flow</text:p>
        </text:list-item>
      </text:list>
      <text:list xml:id="list2820510353" text:style-name="L5">
        <text:list-item>
          <text:p text:style-name="P44">Questions: https://forms.gle/p9thhCt35dV776U6A</text:p>
        </text:list-item>
      </text:list>
      <text:p text:style-name="P32"/>
      <text:h text:style-name="Heading_20_2" text:outline-level="2">If Time Permits</text:h>
      <text:p text:style-name="P32"><text:span text:style-name="T34">6.</text:span> Review of classes in Python?</text:p>
      <text:p text:style-name="P10"/>
      <text:p text:style-name="P9"/>
      <text:h text:style-name="P60" text:outline-level="1">Week 5</text:h>
      <text:p text:style-name="P38">No class due to substitute Songkran holiday.</text:p>
      <text:p text:style-name="P38">Post instructions for course team project.</text:p>
      <text:p text:style-name="P38"/>
      <text:p text:style-name="P37"/>
      <text:h text:style-name="Heading_20_1" text:outline-level="1"><text:soft-page-break/>Week 6</text:h>
      <text:p text:style-name="P38">1. Review what was learned in the Django tutorial.</text:p>
      <text:p text:style-name="P38"/>
      <text:p text:style-name="P38"/>
      <text:p text:style-name="P38">2. Intro to database. <text:s/>Brief intro to save time, more later.</text:p>
      <text:list xml:id="list2776475697" text:style-name="L6">
        <text:list-item>
          <text:p text:style-name="P46">database stores data in tables</text:p>
        </text:list-item>
        <text:list-item>
          <text:p text:style-name="P46">tables consist of columns (fields) for attributes of a table and rows for entries in the database.</text:p>
        </text:list-item>
        <text:list-item>
          <text:p text:style-name="P46">each column has a data type. SQL has rich set of data types, see <text:span text:style-name="T39">https://www.w3schools.com/sql/sql_datatypes.asp</text:span>.</text:p>
        </text:list-item>
        <text:list-item>
          <text:p text:style-name="P46">Sometimes SQL data types don't match data types in Java, Python, etc. <text:s text:c="3"/><text:line-break/>Example: <text:span text:style-name="T7">String or str </text:span><text:span text:style-name="T38">are saved in database as </text:span><text:span text:style-name="T7">CHAR(n)</text:span><text:span text:style-name="T38"> or </text:span><text:span text:style-name="T7">VARCHAR(n), n</text:span><text:span text:style-name="T38"> = size.</text:span><text:span text:style-name="T7"><text:line-break/>float (Python)</text:span><text:span text:style-name="T38"> can be saved as </text:span><text:span text:style-name="T7">FLOAT or DECIMAL(width,decs)</text:span><text:span text:style-name="T38">.</text:span></text:p>
        </text:list-item>
        <text:list-item>
          <text:p text:style-name="P46">Each table has a field designated as <text:span text:style-name="T37">Primary Key</text:span>, that uniquely identifies each row in the table.</text:p>
          <text:list>
            <text:list-item>
              <text:p text:style-name="P46"><text:span text:style-name="T37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46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46">Structured Query Language (SQL) is the standard language for interacting with a database. This makes databases interoperable. <text:s/></text:p>
          <text:list>
            <text:list-item>
              <text:p text:style-name="P46">Unfortunately, many databases don't support <text:span text:style-name="T12">all</text:span><text:span text:style-name="T18"> of SQL or </text:span><text:span text:style-name="T12">all</text:span><text:span text:style-name="T18"> data types (including Sqlite), and some databases use some non-standard syntax (MySQL).</text:span></text:p>
            </text:list-item>
          </text:list>
        </text:list-item>
      </text:list>
      <text:p text:style-name="P50">3. Two kinds of SQL databases to understand:</text:p>
      <text:list xml:id="list249714545" text:style-name="L7">
        <text:list-item>
          <text:p text:style-name="P47"><text:span text:style-name="T40">Embedded database</text:span><text:span text:style-name="T18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47"><text:span text:style-name="T40">Client-Server Database</text:span><text:span text:style-name="T18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51">Most embedded databases can also be used in client-server mode.</text:p>
        </text:list-item>
      </text:list>
      <text:p text:style-name="P57">Exercise: <text:s/>view the Django database. <text:s/>View the polls tables.</text:p>
      <text:p text:style-name="P38"/>
      <text:p text:style-name="P38">4. Brief into to Object-Relational Mapping (ORM).</text:p>
      <text:list xml:id="list2040639239" text:style-name="L8">
        <text:list-item>
          <text:p text:style-name="P48"><text:soft-page-break/><text:span text:style-name="T44">Persistence</text:span>: in programming this means retaining data values between executions of a program. <text:s/>It can be to a file, database, or some other form of <text:span text:style-name="T10">non-volatile</text:span><text:span text:style-name="T16"> storage.</text:span></text:p>
        </text:list-item>
        <text:list-item>
          <text:p text:style-name="P48"><text:span text:style-name="T44">Entity</text:span>: a data type that is persisted. The <text:span text:style-name="T10">model classes</text:span><text:span text:style-name="T16"> in MVC design are often </text:span><text:span text:style-name="T10">entities.</text:span><text:span text:style-name="T16"> <text:line-break/>Example: Question and Choice in KU Polls are entities.</text:span></text:p>
        </text:list-item>
        <text:list-item>
          <text:p text:style-name="P48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38"><draw:frame text:anchor-type="paragraph" draw:z-index="0" draw:name="Shape1" draw:style-name="gr1" draw:text-style-name="P66" svg:width="1.237in" svg:height="0.7098in" svg:x="1.1909in" svg:y="0.0945in"><draw:text-box><text:p text:style-name="P65"><text:span text:style-name="T48">Question</text:span></text:p><text:p><text:span text:style-name="T39">- id</text:span></text:p><text:p><text:span text:style-name="T39">- question_text</text:span></text:p></draw:text-box></draw:frame><draw:frame text:anchor-type="paragraph" draw:z-index="1" draw:name="Shape2" draw:style-name="gr2" draw:text-style-name="P67" svg:width="2.7606in" svg:height="0.6622in" svg:x="3.6319in" svg:y="0.128in"><draw:text-box><text:p text:style-name="P65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38"><draw:line text:anchor-type="paragraph" draw:z-index="2" draw:name="Shape3" draw:style-name="gr3" draw:text-style-name="P65" svg:x1="6.3921in" svg:y1="-0.011in" svg:x2="3.6319in" svg:y2="0.0035in"><text:p/></draw:line><draw:line text:anchor-type="paragraph" draw:z-index="3" draw:name="Shape4" draw:style-name="gr3" draw:text-style-name="P65" svg:x1="4.628in" svg:y1="0.4724in" svg:x2="4.6343in" svg:y2="0.0035in"><text:p/></draw:line><draw:line text:anchor-type="paragraph" draw:z-index="4" draw:name="Shape5" draw:style-name="gr4" draw:text-style-name="P65" svg:x1="2.4929in" svg:y1="0.1327in" svg:x2="3.5736in" svg:y2="0.1264in"><text:p/></draw:line></text:p>
      <text:p text:style-name="P37"/>
      <text:list xml:id="list222352407097631" text:continue-numbering="true" text:style-name="L8">
        <text:list-item>
          <text:p text:style-name="P48">To manage this, instead of writing the low-level code to issue SQL commands to the database, we use a framework that performs <text:span text:style-name="T10">object-relational mapping</text:span><text:span text:style-name="T16">. <text:s/>It maps </text:span><text:span text:style-name="T10">objects</text:span><text:span text:style-name="T16"> to </text:span><text:span text:style-name="T10">rows</text:span><text:span text:style-name="T16"> in a </text:span><text:span text:style-name="T10">relational database</text:span><text:span text:style-name="T16">.</text:span></text:p>
        </text:list-item>
        <text:list-item>
          <text:p text:style-name="P52">ORM needs to provide the 4 basic database operations:</text:p>
          <text:list>
            <text:list-item>
              <text:p text:style-name="P48"><text:span text:style-name="T41">Create</text:span><text:span text:style-name="T16"> - </text:span><text:span text:style-name="T19">save</text:span><text:span text:style-name="T20"> an object to the database</text:span></text:p>
            </text:list-item>
            <text:list-item>
              <text:p text:style-name="P48"><text:span text:style-name="T42">Retrieve</text:span><text:span text:style-name="T20"> - recreate an object from data in a database</text:span></text:p>
            </text:list-item>
            <text:list-item>
              <text:p text:style-name="P48"><text:span text:style-name="T42">Update</text:span><text:span text:style-name="T20"> - update the saved data for an object already persisted to database</text:span></text:p>
            </text:list-item>
            <text:list-item>
              <text:p text:style-name="P53"><text:span text:style-name="T43">Delete</text:span><text:span text:style-name="T21"> - delete object from database</text:span></text:p>
            </text:list-item>
          </text:list>
        </text:list-item>
        <text:list-item>
          <text:p text:style-name="P48"><text:span text:style-name="T39">Retrieve</text:span> is the most complex of the CRUD operations. <text:s/>It has 2 forms:</text:p>
        </text:list-item>
      </text:list>
      <text:list xml:id="list1074493622" text:style-name="L9">
        <text:list-item>
          <text:list>
            <text:list-item>
              <text:p text:style-name="P49"><text:span text:style-name="T39">Retrieve by id</text:span>. <text:span text:style-name="T7">q = Question.objects.get(id)</text:span> <text:s/>this is easy. Returns one object.</text:p>
            </text:list-item>
            <text:list-item>
              <text:p text:style-name="P49"><text:span text:style-name="T39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1983799061" text:style-name="L10">
        <text:list-item>
          <text:p text:style-name="P54">Every "entity" in Django is a subclass of models.Model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other attribute.<text:line-break/><text:span text:style-name="T7">objects.filter(</text:span><text:span text:style-name="T44">expression</text:span><text:span text:style-name="T9">)</text:span><text:span text:style-name="T16"> - get a </text:span><text:span text:style-name="T9">QuerySet</text:span><text:span text:style-name="T16"> that can be chained and manipulated lazily.</text:span></text:p>
        </text:list-item>
      </text:list>
      <text:p text:style-name="P55"><text:span text:style-name="T37"/></text:p>
      <text:p text:style-name="P56"><text:span text:style-name="T39">Exercise:</text:span> <text:s/><text:span text:style-name="T7">assignment/week6/orm_practice.odt</text:span> <text:s/>(Copy to Google Docs)</text:p>
      <text:h text:style-name="P61" text:outline-level="1"><text:soft-page-break/></text:h>
      <text:h text:style-name="P61" text:outline-level="1">Unscheduled</text:h>
      <text:p text:style-name="P8"><text:span text:style-name="T28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28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28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8">2</text:span>. Unit testing assignment</text:p>
      <text:p text:style-name="P28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8">4</text:span>. Intro to Agile Principles &amp; Practices </text:p>
      <text:p text:style-name="P5"><text:tab/>https://cpske.github.io/ISP/agile/agile-principles-practices</text:p>
      <text:p text:style-name="P5"/>
      <text:h text:style-name="P62" text:outline-level="1"/>
      <text:h text:style-name="P64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5">1. Review UML class diagram quiz</text:p>
      <text:p text:style-name="P15">2. Logging</text:p>
      <text:p text:style-name="P15"><text:tab/>https://cpske.github.io/ISP/logging/Logging.pdf</text:p>
      <text:p text:style-name="P15"><text:tab/>https://cpske.github.io/ISP/logging/logging-practice</text:p>
      <text:p text:style-name="P15">3. Domain modeling using UML</text:p>
      <text:p text:style-name="P15"><text:tab/>https://www.scaledagileframework.com/domain-modeling/</text:p>
      <text:p text:style-name="P15"><text:soft-page-break/>4. Project planning</text:p>
      <text:p text:style-name="P16">In planning your project you need to decide what to do first. We will discuss this in class, but a practical, non-Agile approach would be:</text:p>
      <text:p text:style-name="P16">1. a planning and brain-storming meeting to discover and write down (in brief form) as many requirements as you can. This does not need to be complete. Requirements can be added and deleted later.</text:p>
      <text:p text:style-name="P16">2. Identify major risks. These are typically things you don't knowhow to implement or not sure your idea will work.</text:p>
      <text:p text:style-name="P16"><text:s text:c="4"/>- you want to mitigate these risks as soon as possible,</text:p>
      <text:p text:style-name="P16"><text:s text:c="6"/>by study and creating a proof-of-concept code.</text:p>
      <text:p text:style-name="P16">3. Decide what to do first. <text:s/>Craig Larman and the UP recommend choosing features based on:</text:p>
      <text:p text:style-name="P16"><text:s text:c="5"/>a) central to architecture of the app. <text:s/>These things force you</text:p>
      <text:p text:style-name="P16"><text:s text:c="7"/>to make some architectural design choices, so it's best to</text:p>
      <text:p text:style-name="P16"><text:s text:c="7"/>do them early. And easier to change, if need be.</text:p>
      <text:p text:style-name="P16"><text:s text:c="5"/>b) high "business" value. <text:s/>Important to customer.</text:p>
      <text:p text:style-name="P16"><text:s text:c="5"/>c) high risk.</text:p>
      <text:p text:style-name="P16">4. Create a Domain Model, at least enough to cover the features you decide to implement first.</text:p>
      <text:p text:style-name="P15">5. Submit a UML practice problem (results were pretty poor -- don't do this again)</text:p>
      <text:p text:style-name="P15"/>
      <text:h text:style-name="Heading_20_2" text:outline-level="2">Week 11</text:h>
      <text:p text:style-name="P18">1. Authentication in Django</text:p>
      <text:p text:style-name="P18"><text:tab/>https://cpske.github.io/ISP/authentication/Authentication-and-Authorization.pdf</text:p>
      <text:p text:style-name="P18"><text:tab/>https://cpske.github.io/ISP/django/authentication</text:p>
      <text:p text:style-name="P18">2. Assignment: add authentication to Django Polls</text:p>
      <text:p text:style-name="P18"><text:tab/>Implement User Stories 1-4 and 7 described in the class material for this week.</text:p>
      <text:p text:style-name="P18"><text:tab/>Use a new branch named "auth" for this work.</text:p>
      <text:p text:style-name="P18"><text:tab/>User Story #7 is just a UI change and should be easy.</text:p>
      <text:p text:style-name="P18"><text:tab/>Test your work. <text:s/>When it is correct, merge back into master.</text:p>
      <text:p text:style-name="P18">3. Assignment: 1 user 1 vote</text:p>
      <text:p text:style-name="P18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9">1. Software Reviews</text:p>
      <text:p text:style-name="P19">2. Code Review Assignment</text:p>
      <text:p text:style-name="P19"><text:tab/>https://cpske.github.io/ISP/assignment/code-review/</text:p>
      <text:p text:style-name="P19">3. Iteration Plans, Review Checklist, and other project docs on Github</text:p>
      <text:p text:style-name="P19"><text:tab/>https://cpske.github.io/ISP/assignment/week12/team</text:p>
      <text:p text:style-name="P19">4. Quiz on writing UML for a given code</text:p>
      <text:p text:style-name="P19"/>
      <text:h text:style-name="Heading_20_2" text:outline-level="2">Week 13</text:h>
      <text:p text:style-name="P19">1. Properties and encapsulation</text:p>
      <text:p text:style-name="P19"/>
      <text:p text:style-name="P19">2. Static and dynamic type checking. </text:p>
      <text:p text:style-name="P19"><text:tab/>https://cpske.github.io/ISP/code-quality/Type-Checking.pdf</text:p>
      <text:p text:style-name="P19">3. Typing, type hints, and type checking in Python.</text:p>
      <text:p text:style-name="P19"><text:tab/>https://realpython.com/python-type-checking/</text:p>
      <text:p text:style-name="P19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9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9"/>
      <text:h text:style-name="Heading_20_2" text:outline-level="2">Week 14</text:h>
      <text:p text:style-name="P19">1. The testing pyramid.</text:p>
      <text:p text:style-name="P19"><text:tab/>https://blog.testproject.io/2019/07/16/set-your-test-automation-goals/</text:p>
      <text:p text:style-name="P19">2. End to end testing using Selenium <text:span text:style-name="T5">(2018: in week 13)</text:span></text:p>
      <text:p text:style-name="P20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9"><text:tab/>https://selenium-python.readthedocs.io/</text:p>
      <text:p text:style-name="P19">3. 12-Factor app by Heroku.</text:p>
      <text:p text:style-name="P19">4. Assignment: testing with Selenium</text:p>
      <text:p text:style-name="P19"><text:tab/>https://cpske.github.io/ISP/assignment/selenium/</text:p>
      <text:p text:style-name="P19"/>
      <text:h text:style-name="Heading_20_2" text:outline-level="2">Week 15</text:h>
      <text:p text:style-name="P19">1. Review.</text:p>
      <text:p text:style-name="P19">2. Quiz on type inference and type hints, properties in Python.</text:p>
      <text:p text:style-name="P19">3. Assignment: second review with TA</text:p>
      <text:p text:style-name="P19">Schedule another project review with a TA.</text:p>
      <text:p text:style-name="P19">Try to meet with same TA as last review, since he will know what he already suggested your team do.</text:p>
      <text:p text:style-name="P19">i. Explain changes you've made to your process, implementation, deployment, etc., based on TA's previous feedback.</text:p>
      <text:p text:style-name="P19">ii. Summarize progress since last review.</text:p>
      <text:p text:style-name="P19">iii. Demo your work products.</text:p>
      <text:p text:style-name="P19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9-12T22:23:51.683608562</dc:date>
    <meta:editing-duration>P1DT3H15M12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12" meta:paragraph-count="356" meta:word-count="2713" meta:character-count="18923" meta:non-whitespace-character-count="16211"/>
  </office:meta>
</office:document-meta>
</file>